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182581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officeooo:paragraph-rsid="10b8151a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141a3e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7" style:family="paragraph" style:parent-style-name="Standard">
      <style:text-properties officeooo:rsid="101e3872" officeooo:paragraph-rsid="10505b46"/>
    </style:style>
    <style:style style:name="P58" style:family="paragraph" style:parent-style-name="Standard">
      <style:text-properties officeooo:rsid="104324ed" officeooo:paragraph-rsid="10ca7d50"/>
    </style:style>
    <style:style style:name="P59" style:family="paragraph" style:parent-style-name="Standard">
      <style:text-properties officeooo:paragraph-rsid="10ce1de8"/>
    </style:style>
    <style:style style:name="P60" style:family="paragraph" style:parent-style-name="Standard">
      <style:text-properties officeooo:paragraph-rsid="10ca7d50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8" style:family="paragraph" style:parent-style-name="Standard">
      <style:text-properties officeooo:paragraph-rsid="10ba09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officeooo:paragraph-rsid="0e38fc62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3" style:family="paragraph" style:parent-style-name="Footnote">
      <style:text-properties officeooo:rsid="043ccc66" officeooo:paragraph-rsid="0e849f1d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6" style:family="paragraph" style:parent-style-name="Standard">
      <style:paragraph-properties fo:text-align="center" style:justify-single-word="false"/>
      <style:text-properties officeooo:paragraph-rsid="0e82f1b0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2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font-name="Liberation Sans" fo:font-size="12pt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8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officeooo:rsid="04473353"/>
    </style:style>
    <style:style style:name="T97" style:family="text">
      <style:text-properties officeooo:rsid="0f95a7a0"/>
    </style:style>
    <style:style style:name="T98" style:family="text">
      <style:text-properties officeooo:rsid="0f8f58bd"/>
    </style:style>
    <style:style style:name="T99" style:family="text">
      <style:text-properties officeooo:rsid="0aace3cd"/>
    </style:style>
    <style:style style:name="T100" style:family="text">
      <style:text-properties style:font-name="Ubuntu" fo:font-size="10pt" officeooo:rsid="04473353" style:font-size-asian="10pt" style:font-size-complex="10pt"/>
    </style:style>
    <style:style style:name="T101" style:family="text">
      <style:text-properties fo:font-size="10pt" officeooo:rsid="04473353" style:font-size-asian="10pt" style:font-size-complex="10pt"/>
    </style:style>
    <style:style style:name="T10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5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36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font-name="Liberation Sans" fo:font-size="12pt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je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" form:id="control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5" form:id="control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3" draw:name="Gebruiker 3" draw:style-name="gr1" draw:text-style-name="P6" svg:width="6.002cm" svg:height="0.5cm" draw:control="control2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4" draw:name="Gberuikersnaam 3" draw:style-name="gr1" draw:text-style-name="P6" svg:width="6.002cm" svg:height="0.5cm" draw:control="control3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5" draw:name="Computernaam 2" draw:style-name="gr1" draw:text-style-name="P6" svg:width="6.002cm" svg:height="0.5cm" draw:control="control4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6" draw:name="Gebruiker 4" draw:style-name="gr1" draw:text-style-name="P6" svg:width="6.002cm" svg:height="0.5cm" draw:control="control5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7" draw:name="Gberuikersnaam 4" draw:style-name="gr1" draw:text-style-name="P6" svg:width="6.002cm" svg:height="0.5cm" draw:control="control6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3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3">☐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19"><text:span text:style-name="Strong_20_Emphasis"><text:span text:style-name="T53">☐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5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8">sudo apt install </text:span></text:span><text:span text:style-name="User_20_Entry"><text:span text:style-name="T69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69">wget karelzimmer.nl/</text:span></text:span><text:span text:style-name="User_20_Entry"><text:span text:style-name="T70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69">bash 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2">V</text:span><text:span text:style-name="T73">olg </text:span><text:span text:style-name="T5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3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3">☐</text:span></text:span></text:p>
          </table:table-cell>
          <table:table-cell table:style-name="_31_._5f_Installatie_5f_voorbereiden.D9" office:value-type="string">
            <text:p text:style-name="P32"><text:span text:style-name="T74">Typ, gevolgd door de Enter-toets: </text:span><text:span text:style-name="User_20_Entry"><text:span text:style-name="T75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53">Kie</text:span><text:span text:style-name="T76">s</text:span><text:span text:style-name="T53"> </text:span><text:span text:style-name="Strong_20_Emphasis"><text:span text:style-name="T77">1</text:span></text:span><text:span text:style-name="T78"> Installatie voorbereiden</text:span><text:span text:style-name="T7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2">V</text:span><text:span text:style-name="T73">olg </text:span><text:span text:style-name="T53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3">☐</text:span></text:span></text:p>
          </table:table-cell>
          <table:table-cell table:style-name="_32_._5f_Installatie_5f_uitvoeren.C1" office:value-type="string">
            <text:p text:style-name="P40"><text:span text:style-name="T80">Start de computer op vanaf</text:span><text:span text:style-name="T80"><text:note text:id="ftn2" text:note-class="footnote"><text:note-citation>1</text:note-citation><text:note-body><text:p text:style-name="P41"><text:span text:style-name="T81">B</text:span><text:span text:style-name="T82">ootmenu/</text:span><text:span text:style-name="T81">S</text:span><text:span text:style-name="T82">etup</text:span><text:span text:style-name="T83"> via </text:span><text:span text:style-name="T84">é</text:span><text:span text:style-name="T85">é</text:span><text:span text:style-name="T81">n van de </text:span><text:span text:style-name="T86">Veelgebruikte toetsen:</text:span><text:span text:style-name="T87"> </text:span><text:span text:style-name="T88">Esc</text:span><text:span text:style-name="T87">, </text:span><text:span text:style-name="T88">Delete</text:span><text:span text:style-name="T87">, </text:span><text:span text:style-name="T88">F1</text:span><text:span text:style-name="T87">, </text:span><text:span text:style-name="T88">F2</text:span><text:span text:style-name="T87">, </text:span><text:span text:style-name="T88">F9</text:span><text:span text:style-name="T87">, </text:span><text:span text:style-name="T88">F10</text:span><text:span text:style-name="T87">, </text:span><text:span text:style-name="T88">F11</text:span><text:span text:style-name="T87">, of </text:span><text:span text:style-name="T88">F12</text:span></text:p></text:note-body></text:note></text:span><text:span text:style-name="T80"> </text:span><text:span text:style-name="T89">een </text:span><text:span text:style-name="T90"><text:user-field-get text:name="Distro">Debian</text:user-field-get></text:span><text:span text:style-name="T91"><text:s/></text:span><text:span text:style-name="T92">Server</text:span><text:span text:style-name="T93"> </text:span><text:span text:style-name="T94">Live</text:span><text:span text:style-name="T95"><text:note text:id="ftn3" text:note-class="footnote"><text:note-citation>2</text:note-citation><text:note-body><text:p text:style-name="P42"><text:span text:style-name="T96">Vanaf een </text:span><text:span text:style-name="T97">L</text:span><text:span text:style-name="T96">ive </text:span><text:span text:style-name="T98">USB</text:span><text:span text:style-name="T99">-stick</text:span><text:span text:style-name="T100"> </text:span><text:span text:style-name="T96">kunt u opstarten en </text:span><text:span text:style-name="T101">met </text:span><text:span text:style-name="T102"><text:user-field-get text:name="Distro">Debian</text:user-field-get></text:span><text:span text:style-name="T102"><text:s/></text:span><text:span text:style-name="T96">werken zonder enige bestanden op de harde schijf te wijzigen en maakt ook installatie van </text:span><text:span text:style-name="T102"><text:user-field-get text:name="Distro">Debian</text:user-field-get></text:span><text:span text:style-name="T102"><text:s/></text:span><text:span text:style-name="T96">mogelijk.</text:span></text:p></text:note-body></text:note></text:span><text:span text:style-name="T103"> </text:span><text:span text:style-name="T104">USB</text:span><text:span text:style-name="T105">-stick</text:span><text:span text:style-name="T105"><text:note text:id="ftn4" text:note-class="footnote"><text:note-citation>3</text:note-citation><text:note-body><text:p text:style-name="P43"><text:span text:style-name="T106">Ga naar</text:span><text:span text:style-name="T107"> </text:span><text:a xlink:type="simple" xlink:href="https://www.debian.org/" text:style-name="Internet_20_link" text:visited-style-name="Visited_20_Internet_20_Link"><text:span text:style-name="T108">debian.org</text:span></text:a><text:span text:style-name="T107">, </text:span><text:span text:style-name="T109">klik op</text:span><text:span text:style-name="T110"> </text:span><text:span text:style-name="Strong_20_Emphasis"><text:span text:style-name="T111">Andere</text:span></text:span><text:span text:style-name="Strong_20_Emphasis"><text:span text:style-name="T112"> downloads</text:span></text:span><text:span text:style-name="T113"> (onder “Download</text:span><text:span text:style-name="T114">en”</text:span><text:span text:style-name="T113">) </text:span><text:span text:style-name="T110">en </text:span><text:span text:style-name="T109">vervolgens op</text:span><text:span text:style-name="T113"> </text:span><text:span text:style-name="Strong_20_Emphasis"><text:span text:style-name="T111">Ander</text:span></text:span><text:span text:style-name="Strong_20_Emphasis"><text:span text:style-name="T112"> live-ISO</text:span></text:span><text:span text:style-name="T113"> (onder “Debian live uitproberen voordat u installeert”</text:span><text:span text:style-name="T115">).<text:line-break/></text:span><text:span text:style-name="T114">Klik op</text:span><text:span text:style-name="T116"> </text:span><text:span text:style-name="Strong_20_Emphasis"><text:span text:style-name="T115">debian-live-...-amd64-</text:span></text:span><text:span text:style-name="Strong_20_Emphasis"><text:span text:style-name="T117">standard.iso</text:span></text:span><text:span text:style-name="T115">.</text:span><text:span text:style-name="Strong_20_Emphasis"><text:span text:style-name="T118"><text:line-break/></text:span></text:span><text:span text:style-name="Strong_20_Emphasis"><text:span text:style-name="T119">O</text:span></text:span><text:span text:style-name="Strong_20_Emphasis"><text:span text:style-name="T120">p </text:span></text:span><text:a xlink:type="simple" xlink:href="https://karelzimmer.nl/" text:style-name="Internet_20_link" text:visited-style-name="Visited_20_Internet_20_Link"><text:span text:style-name="Strong_20_Emphasis"><text:span text:style-name="T121">karelzimmer.nl</text:span></text:span></text:a><text:span text:style-name="Strong_20_Emphasis"><text:span text:style-name="T120">, </text:span></text:span><text:span text:style-name="Strong_20_Emphasis"><text:span text:style-name="T119">onder </text:span></text:span><text:span text:style-name="Strong_20_Emphasis"><text:span text:style-name="T122">Linux!</text:span></text:span><text:span text:style-name="Strong_20_Emphasis"><text:span text:style-name="T119">, </text:span></text:span><text:span text:style-name="Strong_20_Emphasis"><text:span text:style-name="T123">boven</text:span></text:span><text:span text:style-name="Strong_20_Emphasis"><text:span text:style-name="T124">aan de</text:span></text:span><text:span text:style-name="Strong_20_Emphasis"><text:span text:style-name="T123"> </text:span></text:span><text:span text:style-name="Strong_20_Emphasis"><text:span text:style-name="T122">Linux info</text:span></text:span><text:span text:style-name="Strong_20_Emphasis"><text:span text:style-name="T119">, vindt u instructies voor het maken van een opstartbare USB-stick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26">Selecteer</text:span><text:span text:style-name="T127"> </text:span><text:span text:style-name="Strong_20_Emphasis"><text:span text:style-name="T128">Start inst</text:span></text:span><text:span text:style-name="Strong_20_Emphasis"><text:span text:style-name="T129">a</text:span></text:span><text:span text:style-name="Strong_20_Emphasis"><text:span text:style-name="T128">ller</text:span></text:span><text:span text:style-name="T130"> </text:span><text:span text:style-name="T131">en druk op de </text:span><text:span text:style-name="T132">Enter</text:span><text:span text:style-name="T79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3">Volg de installatieschermen en vul deze in.</text:span></text:span><text:span text:style-name="T134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3">☐</text:span></text:span></text:p>
          </table:table-cell>
          <table:table-cell table:style-name="_32_._5f_Installatie_5f_uitvoeren.C4" office:value-type="string">
            <text:p text:style-name="Standard"><text:span text:style-name="T135">Maak verbinding met het </text:span><text:span text:style-name="T136">netwerk</text:span><text:span text:style-name="T135">; essentieel voor taalinstelling en softwareselectie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9"><text:span text:style-name="Strong_20_Emphasis"><text:span text:style-name="T53">☐</text:span></text:span></text:p>
          </table:table-cell>
          <table:table-cell table:style-name="_32_._5f_Installatie_5f_uitvoeren.C8" office:value-type="string">
            <text:p text:style-name="P50"><text:span text:style-name="T137">Bi</text:span><text:span text:style-name="T138">j</text:span><text:span text:style-name="T137"> </text:span><text:span text:style-name="Strong_20_Emphasis"><text:span text:style-name="T139">Select a language</text:span>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38">K</text:span><text:span text:style-name="T137">ies </text:span><text:span text:style-name="Strong_20_Emphasis"><text:span text:style-name="T140">Dutch - </text:span></text:span><text:span text:style-name="Strong_20_Emphasis"><text:span text:style-name="T141">Nederlands</text:span></text:span><text:span text:style-name="T137"> </text:span><text:span text:style-name="T142">en klik op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3">☐</text:span></text:span></text:p>
          </table:table-cell>
          <table:table-cell table:style-name="_32_._5f_Installatie_5f_uitvoeren.C11" office:value-type="string">
            <text:p text:style-name="P54"><text:span text:style-name="T144">B</text:span><text:span text:style-name="T145">ij</text:span><text:span text:style-name="T144"> </text:span><text:span text:style-name="Strong_20_Emphasis"><text:span text:style-name="T146">Het netwerk configureren</text:span></text:span><text:span text:style-name="T144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47">V</text:span><text:span text:style-name="T144">ul in </text:span><text:span text:style-name="Strong_20_Emphasis"><text:span text:style-name="T148">C</text:span></text:span><text:span text:style-name="Strong_20_Emphasis"><text:span text:style-name="T149">omputer</text:span></text:span><text:span text:style-name="Strong_20_Emphasis"><text:span text:style-name="T148">naam</text:span></text:span><text:span text:style-name="T150"> &lt;</text:span><text:span text:style-name="T151">comp</text:span><text:span text:style-name="T152">uternaam&gt;</text:span><text:span text:style-name="T153"> </text:span><text:span text:style-name="T154">en klik op </text:span><text:span text:style-name="Strong_20_Emphasis"><text:span text:style-name="T155">Verdergaa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2" draw:name="Vorm 1" draw:style-name="gr2" draw:text-style-name="P56" svg:width="0.35cm" svg:height="0.35cm" draw:control="control1"/></text:p>
          </table:table-cell>
          <table:table-cell table:style-name="_32_._5f_Installatie_5f_uitvoeren.C11" office:value-type="string">
            <text:p text:style-name="P57"><text:span text:style-name="T145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8"><text:span text:style-name="T156">Stel geen </text:span><text:span text:style-name="T157">Root</text:span><text:span text:style-name="T156">-wachtwoord in</text:span><text:span text:style-name="T158"> </text:span><text:span text:style-name="T159">maar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47">V</text:span><text:span text:style-name="T144">ul in </text:span><text:span text:style-name="Strong_20_Emphasis"><text:span text:style-name="T161">Wat is </text:span></text:span><text:span text:style-name="Strong_20_Emphasis"><text:span text:style-name="T148">de volledige </text:span></text:span><text:span text:style-name="Strong_20_Emphasis"><text:span text:style-name="T161">naam </text:span></text:span><text:span text:style-name="Strong_20_Emphasis"><text:span text:style-name="T148">van de nieuwe gebruiker</text:span></text:span><text:span text:style-name="Strong_20_Emphasis"><text:span text:style-name="T161">?</text:span></text:span><text:span text:style-name="T162"> </text:span><text:span text:style-name="T163">&lt;</text:span><text:span text:style-name="T164">gebruiker</text:span><text:span text:style-name="T163">&gt;</text:span><text:span text:style-name="T153"> </text:span><text:span text:style-name="T154">en klik op </text:span><text:span text:style-name="Strong_20_Emphasis"><text:span text:style-name="T155">Verdergaa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60"><text:span text:style-name="T147">V</text:span><text:span text:style-name="T144">ul in </text:span><text:span text:style-name="Strong_20_Emphasis"><text:span text:style-name="T161">W</text:span></text:span><text:span text:style-name="Strong_20_Emphasis"><text:span text:style-name="T165">at is de gebruikersnaam voor uw </text:span></text:span><text:span text:style-name="Strong_20_Emphasis"><text:span text:style-name="T161"><text:s/></text:span></text:span><text:span text:style-name="Strong_20_Emphasis"><text:span text:style-name="T165">account</text:span></text:span><text:span text:style-name="Strong_20_Emphasis"><text:span text:style-name="T161">?</text:span></text:span><text:span text:style-name="T166"> &lt;</text:span><text:span text:style-name="T167">gebruikers</text:span><text:span text:style-name="T152">naam&gt;</text:span><text:span text:style-name="T153"> </text:span><text:span text:style-name="T154">en klik op </text:span><text:span text:style-name="Strong_20_Emphasis"><text:span text:style-name="T155">Verdergaa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60"><text:span text:style-name="T168">Geef</text:span><text:span text:style-name="T162"> </text:span><text:span text:style-name="T169">tweemaal </text:span><text:span text:style-name="T168">een </text:span><text:span text:style-name="Strong_20_Emphasis"><text:span text:style-name="T170">wachtwoord</text:span></text:span><text:span text:style-name="T153"> </text:span><text:span text:style-name="T154">en klik op </text:span><text:span text:style-name="Strong_20_Emphasis"><text:span text:style-name="T155">Verdergaan</text:span></text:span><text:span text:style-name="T154">.</text:span></text:p>
          </table:table-cell>
        </table:table-row>
      </table:table>
      <text:p text:style-name="P61"><text:span text:style-name="Strong_20_Emphasis"><text:span text:style-name="T171"/></text:span></text:p>
      <text:list text:continue-numbering="true" text:style-name="L1">
        <text:list-item>
          <text:p text:style-name="P62"><text:span text:style-name="Strong_20_Emphasis"><text:span text:style-name="T172">Installatie </text:span></text:span><text:span text:style-name="Strong_20_Emphasis"><text:span text:style-name="T173">afronden</text:span></text:span></text:p>
        </text:list-item>
      </text:list>
      <text:p text:style-name="P63"><text:span text:style-name="Strong_20_Emphasis"><text:span text:style-name="T17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9"><text:span text:style-name="Strong_20_Emphasis"><text:span text:style-name="T53">☐</text:span></text:span></text:p>
          </table:table-cell>
          <table:table-cell table:style-name="_33_._5f_Installatie_5f_afronden.C1" office:value-type="string">
            <text:p text:style-name="P65"><text:span text:style-name="T174">Aanmelden als &lt;</text:span><text:span text:style-name="T152">gebruike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19"><text:span text:style-name="Strong_20_Emphasis"><text:span text:style-name="T53">☐</text:span></text:span></text:p>
          </table:table-cell>
          <table:table-cell table:style-name="_33_._5f_Installatie_5f_afronden.C3" office:value-type="string">
            <text:p text:style-name="P25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7"><text:span text:style-name="User_20_Entry"><text:span text:style-name="T68">sudo apt install </text:span></text:span><text:span text:style-name="User_20_Entry"><text:span text:style-name="T69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8"><text:span text:style-name="User_20_Entry"><text:span text:style-name="T69">wget karelzimmer.nl/</text:span></text:span><text:span text:style-name="User_20_Entry"><text:span text:style-name="T70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8"><text:span text:style-name="User_20_Entry"><text:span text:style-name="T69">bash 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31"><text:span text:style-name="T175">V</text:span><text:span text:style-name="T73">olg </text:span><text:span text:style-name="T5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19"><text:span text:style-name="Strong_20_Emphasis"><text:span text:style-name="T53">☐</text:span></text:span></text:p>
          </table:table-cell>
          <table:table-cell table:style-name="_33_._5f_Installatie_5f_afronden.C9" office:value-type="string">
            <text:p text:style-name="P32"><text:span text:style-name="T74">Typ, gevolgd door de Enter-toets: </text:span><text:span text:style-name="User_20_Entry"><text:span text:style-name="T75">kz-menu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8"><text:span text:style-name="T53">Kie</text:span><text:span text:style-name="T76">s</text:span><text:span text:style-name="T176"> </text:span><text:span text:style-name="Strong_20_Emphasis"><text:span text:style-name="T177">3</text:span></text:span><text:span text:style-name="T178"> Installatie afronden</text:span><text:span text:style-name="T79">.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36"><text:span text:style-name="T72">V</text:span><text:span text:style-name="T73">olg </text:span><text:span text:style-name="T53">de aanwijzingen op het scherm.</text:span></text:p>
          </table:table-cell>
        </table:table-row>
      </table:table>
      <text:p text:style-name="P63"><text:span text:style-name="Strong_20_Emphasis"><text:span text:style-name="T174"/></text:span></text:p>
      <text:list text:continue-numbering="true" text:style-name="L1">
        <text:list-item>
          <text:p text:style-name="P69"><text:span text:style-name="Strong_20_Emphasis"><text:span text:style-name="T179">Gebruiker inrichten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19"><text:span text:style-name="Strong_20_Emphasis"><text:span text:style-name="T53">☐</text:span></text:span></text:p>
          </table:table-cell>
          <table:table-cell table:style-name="Tabel2.A1" office:value-type="string">
            <text:p text:style-name="P19"><text:span text:style-name="Strong_20_Emphasis"><text:span text:style-name="T53">☐</text:span></text:span></text:p>
          </table:table-cell>
          <table:table-cell table:style-name="Tabel2.D1" office:value-type="string">
            <text:p text:style-name="P72"><text:span text:style-name="T174">Aanmelden als &lt;</text:span><text:span text:style-name="T152">gebruiker&gt;</text:span><text:span text:style-name="T57"><text:note text:id="ftn5" text:note-class="footnote"><text:note-citation>1</text:note-citation><text:note-body><text:p text:style-name="P73"><text:span text:style-name="T180">E</text:span><text:span text:style-name="T181">v</text:span><text:span text:style-name="T182">en</text:span><text:span text:style-name="T183">t</text:span><text:span text:style-name="T184">uele </text:span><text:span text:style-name="T185">extra </text:span><text:span text:style-name="T64">gebruiker</text:span><text:span text:style-name="T186">s</text:span><text:span text:style-name="T185"> aanmelden </text:span><text:span text:style-name="T187">en dezelfde stappen uitvoeren</text:span><text:span text:style-name="T188">.</text:span></text:p></text:note-body></text:note></text:span><text:span text:style-name="T174">.</text:span></text:p>
          </table:table-cell>
        </table:table-row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/>
          </table:table-cell>
          <table:table-cell table:style-name="Tabel2.D2" office:value-type="string">
            <text:p text:style-name="P75"/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19"><text:span text:style-name="Strong_20_Emphasis"><text:span text:style-name="T53">☐</text:span></text:span></text:p>
          </table:table-cell>
          <table:table-cell table:style-name="Tabel2.A1" office:value-type="string">
            <text:p text:style-name="P19"><text:span text:style-name="Strong_20_Emphasis"><text:span text:style-name="T53">☐</text:span></text:span></text:p>
          </table:table-cell>
          <table:table-cell table:style-name="Tabel2.D3" office:value-type="string">
            <text:p text:style-name="P32"><text:span text:style-name="T74">Typ, gevolgd door de Enter-toets: </text:span><text:span text:style-name="User_20_Entry"><text:span text:style-name="T75">kz-menu</text:span>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4" office:value-type="string">
            <text:p text:style-name="P78"><text:span text:style-name="T53">Kie</text:span><text:span text:style-name="T76">s</text:span><text:span text:style-name="T176"> </text:span><text:span text:style-name="Strong_20_Emphasis"><text:span text:style-name="T177">4</text:span></text:span><text:span text:style-name="T178"> Gebruiker inrichten</text:span><text:span text:style-name="T79">.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5" office:value-type="string">
            <text:p text:style-name="P79"><text:span text:style-name="T72">V</text:span><text:span text:style-name="T73">olg </text:span><text:span text:style-name="T53">de aanwijzingen op het scherm.</text:span></text:p>
          </table:table-cell>
        </table:table-row>
      </table:table>
      <text:p text:style-name="P80"/>
      <text:p text:style-name="P81"/>
      <text:p text:style-name="P40"><text:span text:style-name="T189">E</text:span><text:span text:style-name="T190">inde c</text:span><text:span text:style-name="T191">hecklist, </text:span><text:span text:style-name="T192">d</text:span><text:span text:style-name="T191">e</text:span><text:span text:style-name="T193"> installatie van </text:span><text:span text:style-name="T193"><text:user-field-get text:name="Distro">Debian</text:user-field-get></text:span><text:span text:style-name="T91"><text:s/></text:span><text:span text:style-name="T92">Server</text:span><text:span text:style-name="T93"> </text:span><text:span text:style-name="T193">is voltooid.</text:span></text:p>
      <text:p text:style-name="P82"/>
      <text:list text:style-name="L2">
        <text:list-header>
          <text:p text:style-name="P83"><text:span text:style-name="T194">Geschreven door </text:span><text:a xlink:type="simple" xlink:href="mailto:info@karelzimmer.nl?subject=Checklist%20installatie%20Linux" text:style-name="Internet_20_link" text:visited-style-name="Visited_20_Internet_20_Link"><text:span text:style-name="T195">Karel Zimmer</text:span></text:a><text:span text:style-name="T196">.</text:span></text:p>
          <text:p text:style-name="P84"><text:span text:style-name="T197">Licentie </text:span><text:span text:style-name="T196">C</text:span><text:span text:style-name="T198">C0</text:span><text:span text:style-name="T196"> 1.0 </text:span><text:span text:style-name="T199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9"><text:s/></text:span><text:span text:style-name="T199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1-04T07:36:33.930407054">04-11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36:33.837237031</dc:date>
    <meta:keyword>Installatie</meta:keyword>
    <meta:keyword>Checklist</meta:keyword>
    <meta:keyword>Linux</meta:keyword>
    <meta:editing-cycles>7078</meta:editing-cycles>
    <meta:editing-duration>P12DT18H29M37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28" meta:character-count="2877" meta:non-whitespace-character-count="2507"/>
    <meta:user-defined meta:name="Info 1"/>
    <meta:user-defined meta:name="Info 2"/>
    <meta:user-defined meta:name="Info 3"/>
    <meta:user-defined meta:name="Info 4"/>
  </office:meta>
</office:document-meta>
</file>